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0_08-49-44_000.jpg</text:p>
          </table:table-cell>
          <table:table-cell table:style-name="ce11" office:value-type="string">
            <text:p>:m 東和 PHOTO / 211106sa / 辻堂駅 / 茅ヶ崎市浜竹二丁目計画 / １名 / 三井住友建設（宮下工業） / 日誌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東和 PHOTO / 211106sa / 辻堂駅 / 茅ヶ崎市浜竹二丁目計画 / １名 / 三井住友建設（宮下工業） / 日誌">
            <text:p>:m 東和 PHOTO / 211106sa / 辻堂駅 / 茅ヶ崎市浜竹二丁目計画 / １名 / 三井住友建設（宮下工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0_16-30-55_000.jpg</text:p>
          </table:table-cell>
          <table:table-cell table:style-name="ce11" office:value-type="string">
            <text:p>:m RES 1*2 / free# JVEMV6 76#_26:1 / 76. physics / w=arcsin;cos(arcsin),topics=ガウス積分,other=q+;q+:open:(sinθ=e^(-x^2)),s=~,i=~,doc=r-2-4~1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2 / free# JVEMV6 76#_26:1 / 76. physics / w=arcsin;cos(arcsin),topics=ガウス積分,other=q+;q+:open:(sinθ=e^(-x^2)),s=~,i=~,doc=r-2-4~1">
            <text:p>:m RES 1*2 / free# JVEMV6 76#_26:1 / 76. physics / w=arcsin;cos(arcsin),topics=ガウス積分,other=q+;q+:open:(sinθ=e^(-x^2)),s=~,i=~,doc=r-2-4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0_16-31-15_000.jpg</text:p>
          </table:table-cell>
          <table:table-cell table:style-name="ce11" office:value-type="string">
            <text:p>:m RES 2*2 / free# JVEMV6 76#_26:1 / 76. physics / w=~,topics=ガウス積分,other=~,s=~,i=~,doc=r-2-4~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2 / free# JVEMV6 76#_26:1 / 76. physics / w=~,topics=ガウス積分,other=~,s=~,i=~,doc=r-2-4~1">
            <text:p>:m RES 2*2 / free# JVEMV6 76#_26:1 / 76. physics / w=~,topics=ガウス積分,other=~,s=~,i=~,doc=r-2-4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0_18-11-44_000.jpg</text:p>
          </table:table-cell>
          <table:table-cell table:style-name="ce11" office:value-type="string">
            <text:p>:m RES 1*1 / free# JVEMV6 76#_26:2 / 76. physics / w=~,topics=ヤコビアン；ヤコビ行列,other=orig+,s=~,i=~,doc=r-2-4~2;#1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1 / free# JVEMV6 76#_26:2 / 76. physics / w=~,topics=ヤコビアン；ヤコビ行列,other=orig+,s=~,i=~,doc=r-2-4~2;#1.d-1">
            <text:p>:m RES 1*1 / free# JVEMV6 76#_26:2 / 76. physics / w=~,topics=ヤコビアン；ヤコビ行列,other=orig+,s=~,i=~,doc=r-2-4~2;#1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0_21-00-26_000.jpg</text:p>
          </table:table-cell>
          <table:table-cell table:style-name="ce11" office:value-type="string">
            <text:p>:PHOTO 記録 / 経過記録；作ったもの / food=焼酎漬け / material=ニンニク：１玉；liquor=麦焼酎：??ml,time=~,container=silver-cap-large / type=~,other=~,id=2021-11-10_21-00-26_000.jpg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PHOTO 記録 / 経過記録；作ったもの / food=焼酎漬け / material=ニンニク：１玉；liquor=麦焼酎：??ml,time=~,container=silver-cap-large / type=~,other=~,id=2021-11-10_21-00-26_000.jpg">
            <text:p>:PHOTO 記録 / 経過記録；作ったもの / food=焼酎漬け / material=ニンニク：１玉；liquor=麦焼酎：??ml,time=~,container=silver-cap-large / type=~,other=~,id=2021-11-10_21-00-26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0_21-24-08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1_01-46-0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1_07-49-5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2021/11/11</text:date>, <text:time>09:1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1T09:15:10.80</dc:date>
    <dc:creator>iwabuchi ken</dc:creator>
    <meta:editing-duration>P39DT22H32M37S</meta:editing-duration>
    <meta:editing-cycles>13760</meta:editing-cycles>
    <meta:document-statistic meta:table-count="1" meta:cell-count="424" meta:object-count="0"/>
  </office:meta>
</office:document-meta>
</file>